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monospace" svg:font-family="monospace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lwgTypewriter" fo:font-size="6pt" officeooo:paragraph-rsid="001adeac" fo:background-color="transparent" style:font-size-asian="6pt" style:font-size-complex="6pt"/>
    </style:style>
    <style:style style:name="P2" style:family="paragraph" style:parent-style-name="Standard">
      <style:paragraph-properties fo:line-height="100%"/>
      <style:text-properties style:font-name="TlwgTypewriter" fo:font-size="6pt" officeooo:paragraph-rsid="00196cf0" fo:background-color="transparent" style:font-size-asian="6pt" style:font-size-complex="6pt"/>
    </style:style>
    <style:style style:name="P3" style:family="paragraph" style:parent-style-name="Standard">
      <style:paragraph-properties fo:line-height="100%"/>
      <style:text-properties fo:font-size="6pt" officeooo:paragraph-rsid="001ff81f" fo:background-color="transparent" style:font-size-asian="6pt" style:font-size-complex="6pt"/>
    </style:style>
    <style:style style:name="T1" style:family="text">
      <style:text-properties officeooo:rsid="00161dce"/>
    </style:style>
    <style:style style:name="T2" style:family="text">
      <style:text-properties officeooo:rsid="0018c915"/>
    </style:style>
    <style:style style:name="T3" style:family="text">
      <style:text-properties officeooo:rsid="0018d2fd"/>
    </style:style>
    <style:style style:name="T4" style:family="text">
      <style:text-properties style:font-name="TlwgTypewriter"/>
    </style:style>
    <style:style style:name="T5" style:family="text">
      <style:text-properties style:font-name="TlwgTypewriter" fo:font-size="7pt" style:font-size-asian="7pt" style:font-size-complex="7pt"/>
    </style:style>
    <style:style style:name="T6" style:family="text">
      <style:text-properties style:font-name="TlwgTypewriter" fo:font-size="7pt" officeooo:rsid="00161dce" style:font-size-asian="7pt" style:font-size-complex="7pt"/>
    </style:style>
    <style:style style:name="T7" style:family="text">
      <style:text-properties style:font-name="TlwgTypewriter" officeooo:rsid="00161dce"/>
    </style:style>
    <style:style style:name="T8" style:family="text">
      <style:text-properties style:font-name="TlwgTypewriter" officeooo:rsid="002261c1"/>
    </style:style>
    <style:style style:name="T9" style:family="text">
      <style:text-properties fo:font-variant="normal" fo:text-transform="none" fo:color="#770088" style:font-name="TlwgTypewriter" fo:font-size="7pt" fo:letter-spacing="normal" fo:font-style="normal" fo:font-weight="normal" officeooo:rsid="00161dce" style:font-size-asian="7pt" style:font-size-complex="7pt"/>
    </style:style>
    <style:style style:name="T10" style:family="text">
      <style:text-properties fo:font-variant="normal" fo:text-transform="none" fo:color="#235a81" style:text-line-through-style="none" style:text-line-through-type="none" style:font-name="TlwgTypewriter" fo:font-size="7pt" fo:letter-spacing="normal" fo:font-style="normal" style:text-underline-style="none" fo:font-weight="normal" officeooo:rsid="00161dce" style:text-blinking="false" style:font-size-asian="7pt" style:font-size-complex="7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1" style:family="text">
      <style:text-properties fo:font-variant="normal" fo:text-transform="none" fo:color="#222222" style:font-name="TlwgTypewriter" fo:font-size="7pt" fo:letter-spacing="normal" officeooo:rsid="00161dce" style:font-size-asian="7pt" style:font-size-complex="7pt"/>
    </style:style>
    <style:style style:name="T12" style:family="text">
      <style:text-properties fo:font-variant="normal" fo:text-transform="none" fo:color="#222222" style:font-name="TlwgTypewriter" fo:font-size="7pt" fo:letter-spacing="normal" fo:font-style="normal" fo:font-weight="normal" officeooo:rsid="00161dce" style:font-size-asian="7pt" style:font-size-complex="7pt"/>
    </style:style>
    <style:style style:name="T13" style:family="text">
      <style:text-properties fo:font-variant="normal" fo:text-transform="none" fo:color="#0055aa" style:font-name="TlwgTypewriter" fo:font-size="7pt" fo:letter-spacing="normal" fo:font-style="normal" fo:font-weight="normal" officeooo:rsid="00161dce" style:font-size-asian="7pt" style:font-size-complex="7pt"/>
    </style:style>
    <style:style style:name="T14" style:family="text">
      <style:text-properties fo:font-variant="normal" fo:text-transform="none" fo:color="#aa1111" style:font-name="TlwgTypewriter" fo:font-size="7pt" fo:letter-spacing="normal" fo:font-style="normal" fo:font-weight="normal" officeooo:rsid="00161dce" style:font-size-asian="7pt" style:font-size-complex="7pt"/>
    </style:style>
    <style:style style:name="T15" style:family="text">
      <style:text-properties fo:font-variant="normal" fo:text-transform="none" fo:color="#116644" style:font-name="TlwgTypewriter" fo:font-size="7pt" fo:letter-spacing="normal" fo:font-style="normal" fo:font-weight="normal" officeooo:rsid="00161dce" style:font-size-asian="7pt" style:font-size-complex="7pt"/>
    </style:style>
    <style:style style:name="T16" style:family="text">
      <style:text-properties officeooo:rsid="001ff8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UPDATE `ColtQuestChapters` SET `publicationDate` = '2015-</text:span><text:span text:style-name="T8">09</text:span><text:span text:style-name="T4">-</text:span><text:span text:style-name="T8">30</text:span><text:span text:style-name="T7">' WHERE `ColtQuestChapters`.`threadNumber` = 24</text:span><text:span text:style-name="T4">895492;</text:span></text:p>
      <text:p text:style-name="P1">UPDATE `ColtQuestChapters` SET `publicationDate` = '2015-10-06' WHERE `ColtQuestChapters`.`threadNumber` = 24969684;</text:p>
      <text:p text:style-name="P1">UPDATE `ColtQuestChapters` SET `publicationDate` = '2015-10-16' WHERE `ColtQuestChapters`.`threadNumber` = 25094347;</text:p>
      <text:p text:style-name="P1">UPDATE `ColtQuestChapters` SET `publicationDate` = '2015-10-22' WHERE `ColtQuestChapters`.`threadNumber` = 25182098;</text:p>
      <text:p text:style-name="P1">UPDATE `ColtQuestChapters` SET `publicationDate` = '2015-10-26' WHERE `ColtQuestChapters`.`threadNumber` = 25233011;</text:p>
      <text:p text:style-name="P1">UPDATE `ColtQuestChapters` SET `publicationDate` = '2015-10-31<text:span text:style-name="T3">' WHERE `ColtQuestChapters`.`threadNumber` = 25</text:span>287952;</text:p>
      <text:p text:style-name="P1">UPDATE `ColtQuestChapters` SET `publicationDate` = '2015-11-04' WHERE `ColtQuestChapters`.`threadNumber` = 25333560;</text:p>
      <text:p text:style-name="P1">UPDATE `ColtQuestChapters` SET `publicationDate` = '2015-11-13' WHERE `ColtQuestChapters`.`threadNumber` = 25427966;</text:p>
      <text:p text:style-name="P1">UPDATE `ColtQuestChapters` SET `publicationDate` = '2015-11-20<text:span text:style-name="T2">' WHERE `ColtQuestChapters`.`threadNumber` = 25</text:span>496118;</text:p>
      <text:p text:style-name="P1">UPDATE `ColtQuestChapters` SET `publicationDate` = '2015-11-27' WHERE `ColtQuestChapters`.`threadNumber` = 25567713;</text:p>
      <text:p text:style-name="P1">UPDATE `ColtQuestChapters` SET `publicationDate` = '2015-12-01' WHERE `ColtQuestChapters`.`threadNumber` = 25627820;</text:p>
      <text:p text:style-name="P1">UPDATE `ColtQuestChapters` SET `publicationDate` = '2015-12-07' WHERE `ColtQuestChapters`.`threadNumber` = 25690903;</text:p>
      <text:p text:style-name="P2">UPDATE `ColtQuestChapters` SET `publicationDate` = '2015-12-15' WHERE `ColtQuestChapters`.`threadNumber` = 25780963;</text:p>
      <text:p text:style-name="P2">UPDATE `ColtQuestChapters` SET `publicationDate` = '2015-12-22' WHERE `ColtQuestChapters`.`threadNumber` = 25855957;</text:p>
      <text:p text:style-name="P2">UPDATE `ColtQuestChapters` SET `publicationDate` = '2015-12-30' WHERE `ColtQuestChapters`.`threadNumber` = 25937938;</text:p>
      <text:p text:style-name="P2">UPDATE `ColtQuestChapters` SET `publicationDate` = '2016-01-03' WHERE `ColtQuestChapters`.`threadNumber` = 25984187;</text:p>
      <text:p text:style-name="P2">UPDATE `ColtQuestChapters` SET `publicationDate` = '2016-01-07' WHERE `ColtQuestChapters`.`threadNumber` = 26031482;</text:p>
      <text:p text:style-name="P2">UPDATE `ColtQuestChapters` SET `publicationDate` = '2016-01-11' WHERE `ColtQuestChapters`.`threadNumber` = 26077971;</text:p>
      <text:p text:style-name="P2">UPDATE `ColtQuestChapters` SET `publicationDate` = '2016-01-19' WHERE `ColtQuestChapters`.`threadNumber` = 26169872;</text:p>
      <text:p text:style-name="P1">UPDATE `ColtQuestChapters` SET `publicationDate` = '2016-01-23<text:span text:style-name="T3">' WHERE `ColtQuestChapters`.`threadNumber` = 26</text:span>215241; </text:p>
      <text:p text:style-name="P2">UPDATE `ColtQuestChapters` SET `publicationDate` = '2016-01-28' WHERE `ColtQuestChapters`.`threadNumber` = 26276766;</text:p>
      <text:p text:style-name="P2">UPDATE `ColtQuestChapters` SET `publicationDate` = '2016-02-03' WHERE `ColtQuestChapters`.`threadNumber` = 26344684;</text:p>
      <text:p text:style-name="P2">UPDATE `ColtQuestChapters` SET `publicationDate` = '2016-02-10' WHERE `ColtQuestChapters`.`threadNumber` = 26420099;</text:p>
      <text:p text:style-name="P2">UPDATE `ColtQuestChapters` SET `publicationDate` = '2016-02-18' WHERE `ColtQuestChapters`.`threadNumber` = 26506434;</text:p>
      <text:p text:style-name="P2">UPDATE `ColtQuestChapters` SET `publicationDate` = '2016-02-26' WHERE `ColtQuestChapters`.`threadNumber` = 26583931;</text:p>
      <text:p text:style-name="P2">UPDATE `ColtQuestChapters` SET `publicationDate` = '2016-03-08' WHERE `ColtQuestChapters`.`threadNumber` = 26699694;</text:p>
      <text:p text:style-name="P2">UPDATE `ColtQuestChapters` SET `publicationDate` = '2016-03-17' WHERE `ColtQuestChapters`.`threadNumber` = 26785919;</text:p>
      <text:p text:style-name="P2">UPDATE `ColtQuestChapters` SET `publicationDate` = '2016-03-22<text:span text:style-name="T3">' WHERE `ColtQuestChapters`.`threadNumber` = 26</text:span>835949;</text:p>
      <text:p text:style-name="P2">UPDATE `ColtQuestChapters` SET `publicationDate` = '2016-04-01' WHERE `ColtQuestChapters`.`threadNumber` = 26952063;</text:p>
      <text:p text:style-name="P2">UPDATE `ColtQuestChapters` SET `publicationDate` = '2016-04-06' WHERE `ColtQuestChapters`.`threadNumber` = 27006905;</text:p>
      <text:p text:style-name="P2">UPDATE `ColtQuestChapters` SET `publicationDate` = '2016-04-13' WHERE `ColtQuestChapters`.`threadNumber` = 27073199;</text:p>
      <text:p text:style-name="P2">UPDATE `ColtQuestChapters` SET `publicationDate` = '2016-04-19' WHERE `ColtQuestChapters`.`threadNumber` = 27135582;</text:p>
      <text:p text:style-name="P2">UPDATE `ColtQuestChapters` SET `publicationDate` = '2016-04-23<text:span text:style-name="T3">' WHERE `ColtQuestChapters`.`threadNumber` = 27</text:span>171621;</text:p>
      <text:p text:style-name="P2">UPDATE `ColtQuestChapters` SET `publicationDate` = '2016-05-12' WHERE `ColtQuestChapters`.`threadNumber` = 27341283;</text:p>
      <text:p text:style-name="P2">UPDATE `ColtQuestChapters` SET `publicationDate` = '2016-05-19' WHERE `ColtQuestChapters`.`threadNumber` = 27407128;</text:p>
      <text:p text:style-name="P2">UPDATE `ColtQuestChapters` SET `publicationDate` = '2016-05-27' WHERE `ColtQuestChapters`.`threadNumber` = 27482270;</text:p>
      <text:p text:style-name="P2">UPDATE `ColtQuestChapters` SET `publicationDate` = '2016-06-03' WHERE `ColtQuestChapters`.`threadNumber` = 27544514;</text:p>
      <text:p text:style-name="P2">UPDATE `ColtQuestChapters` SET `publicationDate` = '2016-06-13' WHERE `ColtQuestChapters`.`threadNumber` = 27642435;</text:p>
      <text:p text:style-name="P2">UPDATE `ColtQuestChapters` SET `publicationDate` = '2016-06-27' WHERE `ColtQuestChapters`.`threadNumber` = 27751367;</text:p>
      <text:p text:style-name="P2">UPDATE `ColtQuestChapters` SET `publicationDate` = '2016-07-08' WHERE `ColtQuestChapters`.`threadNumber` = 27842167;</text:p>
      <text:p text:style-name="P2">UPDATE `ColtQuestChapters` SET `publicationDate` = '2016-07-22' WHERE `ColtQuestChapters`.`threadNumber` = 27957851;</text:p>
      <text:p text:style-name="P2">UPDATE `ColtQuestChapters` SET `publicationDate` = '2016-08-01' WHERE `ColtQuestChapters`.`threadNumber` = 28046904;</text:p>
      <text:p text:style-name="P2">UPDATE `ColtQuestChapters` SET `publicationDate` = '2016-08-12' WHERE `ColtQuestChapters`.`threadNumber` = 28138751;</text:p>
      <text:p text:style-name="P2">UPDATE `ColtQuestChapters` SET `publicationDate` = '2016-08-21' WHERE `ColtQuestChapters`.`threadNumber` = 28228603;</text:p>
      <text:p text:style-name="P2">UPDATE `ColtQuestChapters` SET `publicationDate` = '2016-08-29' WHERE `ColtQuestChapters`.`threadNumber` = 28289633;</text:p>
      <text:p text:style-name="P2">UPDATE `ColtQuestChapters` SET `publicationDate` = '2016-09-09' WHERE `ColtQuestChapters`.`threadNumber` = 28373380;</text:p>
      <text:p text:style-name="P2">UPDATE `ColtQuestChapters` SET `publicationDate` = '2016-09-16' WHERE `ColtQuestChapters`.`threadNumber` = 28428369;</text:p>
      <text:p text:style-name="P2">UPDATE `ColtQuestChapters` SET `publicationDate` = '2016-09-28' WHERE `ColtQuestChapters`.`threadNumber` = 28523895;</text:p>
      <text:p text:style-name="P2">UPDATE `ColtQuestChapters` SET `publicationDate` = '2016-10-11' WHERE `ColtQuestChapters`.`threadNumber` = 28632191;</text:p>
      <text:p text:style-name="P2"><text:soft-page-break/>UPDATE `ColtQuestChapters` SET `publicationDate` = '2016-10-24' WHERE `ColtQuestChapters`.`threadNumber` = 28731864;</text:p>
      <text:p text:style-name="P2">UPDATE `ColtQuestChapters` SET `publicationDate` = '2016-11-06' WHERE `ColtQuestChapters`.`threadNumber` = 28823614;</text:p>
      <text:p text:style-name="P2">UPDATE `ColtQuestChapters` SET `publicationDate` = '2016-11-17' WHERE `ColtQuestChapters`.`threadNumber` = 28894509;</text:p>
      <text:p text:style-name="P2">UPDATE `ColtQuestChapters` SET `publicationDate` = '2016-11-28' WHERE `ColtQuestChapters`.`threadNumber` = 28961264;</text:p>
      <text:p text:style-name="P2">UPDATE `ColtQuestChapters` SET `publicationDate` = '2016-12-10' WHERE `ColtQuestChapters`.`threadNumber` = 29034604;</text:p>
      <text:p text:style-name="P2">UPDATE `ColtQuestChapters` SET `publicationDate` = '2016-12-21' WHERE `ColtQuestChapters`.`threadNumber` = 29102212;</text:p>
      <text:p text:style-name="P2">UPDATE `ColtQuestChapters` SET `publicationDate` = '2017-01-10' WHERE `ColtQuestChapters`.`threadNumber` = 29238636;</text:p>
      <text:p text:style-name="P2">UPDATE `ColtQuestChapters` SET `publicationDate` = '2017-01-22' WHERE `ColtQuestChapters`.`threadNumber` = 29319359;</text:p>
      <text:p text:style-name="P2">UPDATE `ColtQuestChapters` SET `publicationDate` = '2017-02-01' WHERE `ColtQuestChapters`.`threadNumber` = 29386414;</text:p>
      <text:p text:style-name="P2">UPDATE `ColtQuestChapters` SET `publicationDate` = '2017-02-09' WHERE `ColtQuestChapters`.`threadNumber` = 29437403;</text:p>
      <text:p text:style-name="P2">UPDATE `ColtQuestChapters` SET `publicationDate` = '2017-02-17' WHERE `ColtQuestChapters`.`threadNumber` = 29501787;</text:p>
      <text:p text:style-name="P2">UPDATE `ColtQuestChapters` SET `publicationDate` = '2017-02-25' WHERE `ColtQuestChapters`.`threadNumber` = 29560860;</text:p>
      <text:p text:style-name="P2">UPDATE `ColtQuestChapters` SET `publicationDate` = '2017-03-05' WHERE `ColtQuestChapters`.`threadNumber` = 29616228;</text:p>
      <text:p text:style-name="P2">UPDATE `ColtQuestChapters` SET `publicationDate` = '2017-03-14' WHERE `ColtQuestChapters`.`threadNumber` = 29668282;</text:p>
      <text:p text:style-name="P2">UPDATE `ColtQuestChapters` SET `publicationDate` = '2017-03-24' WHERE `ColtQuestChapters`.`threadNumber` = 29735068;</text:p>
      <text:p text:style-name="P2">UPDATE `ColtQuestChapters` SET `publicationDate` = '2017-04-02' WHERE `ColtQuestChapters`.`threadNumber` = 29782196;</text:p>
      <text:p text:style-name="P2">UPDATE `ColtQuestChapters` SET `publicationDate` = '2017-04-08' WHERE `ColtQuestChapters`.`threadNumber` = 29826237;</text:p>
      <text:p text:style-name="P2">UPDATE `ColtQuestChapters` SET `publicationDate` = '2017-04-18' WHERE `ColtQuestChapters`.`threadNumber` = 29897809;</text:p>
      <text:p text:style-name="P2">UPDATE `ColtQuestChapters` SET `publicationDate` = '2017-04-30' WHERE `ColtQuestChapters`.`threadNumber` = 29984337;</text:p>
      <text:p text:style-name="P2">UPDATE `ColtQuestChapters` SET `publicationDate` = '2017-05-12' WHERE `ColtQuestChapters`.`threadNumber` = 30071265;</text:p>
      <text:p text:style-name="P2">UPDATE `ColtQuestChapters` SET `publicationDate` = '2017-06-11' WHERE `ColtQuestChapters`.`threadNumber` = 30288276;</text:p>
      <text:p text:style-name="P2">UPDATE `ColtQuestChapters` SET `publicationDate` = '2017-07-13' WHERE `ColtQuestChapters`.`threadNumber` = 30511144;</text:p>
      <text:p text:style-name="P2">UPDATE `ColtQuestChapters` SET `publicationDate` = '2017-07-31' WHERE `ColtQuestChapters`.`threadNumber` = 30631093;</text:p>
      <text:p text:style-name="P2">UPDATE `ColtQuestChapters` SET `publicationDate` = '2017-08-15' WHERE `ColtQuestChapters`.`threadNumber` = 30734082;</text:p>
      <text:p text:style-name="P2">UPDATE `ColtQuestChapters` SET `publicationDate` = '2017-09-02' WHERE `ColtQuestChapters`.`threadNumber` = 30861497;</text:p>
      <text:p text:style-name="P2">UPDATE `ColtQuestChapters` SET `publicationDate` = '2017-09-30<text:span text:style-name="T2">' WHERE `ColtQuestChapters`.`threadNumber` = 3</text:span>1045005;</text:p>
      <text:p text:style-name="P2">UPDATE `ColtQuestChapters` SET `publicationDate` = '2017-10-21' WHERE `ColtQuestChapters`.`threadNumber` = 31210769;</text:p>
      <text:p text:style-name="P2">UPDATE `ColtQuestChapters` SET `publicationDate` = '2017-11-04' WHERE `ColtQuestChapters`.`threadNumber` = 31303525;</text:p>
      <text:p text:style-name="P2">UPDATE `ColtQuestChapters` SET `publicationDate` = '2017-11-24' WHERE `ColtQuestChapters`.`threadNumber` = 31427687;</text:p>
      <text:p text:style-name="P2">UPDATE `ColtQuestChapters` SET `publicationDate` = '2017-12-17' WHERE `ColtQuestChapters`.`threadNumber` = 31559407;</text:p>
      <text:p text:style-name="P2">UPDATE `ColtQuestChapters` SET `publicationDate` = '2018-01-07' WHERE `ColtQuestChapters`.`threadNumber` = 31683690;</text:p>
      <text:p text:style-name="P2">UPDATE `ColtQuestChapters` SET `publicationDate` = '2018-01-23' WHERE `ColtQuestChapters`.`threadNumber` = 31773503;</text:p>
      <text:p text:style-name="P2">UPDATE `ColtQuestChapters` SET `publicationDate` = '2018-02-08' WHERE `ColtQuestChapters`.`threadNumber` = 31855877;</text:p>
      <text:p text:style-name="P2">UPDATE `ColtQuestChapters` SET `publicationDate` = '2018-02-20' WHERE `ColtQuestChapters`.`threadNumber` = 31922288;</text:p>
      <text:p text:style-name="P2">UPDATE `ColtQuestChapters` SET `publicationDate` = '2018-04-27' WHERE `ColtQuestChapters`.`threadNumber` = 32285469;</text:p>
      <text:p text:style-name="P2">UPDATE `ColtQuestChapters` SET `publicationDate` = '2018-05-18' WHERE `ColtQuestChapters`.`threadNumber` = 32387573;</text:p>
      <text:p text:style-name="P2">UPDATE `ColtQuestChapters` SET `publicationDate` = '2018-07-13' WHERE `ColtQuestChapters`.`threadNumber` = 32644185;</text:p>
      <text:p text:style-name="P2">UPDATE `ColtQuestChapters` SET `publicationDate` = '2018-08-01' WHERE `ColtQuestChapters`.`threadNumber` = 32735992;</text:p>
      <text:p text:style-name="P2">UPDATE `ColtQuestChapters` SET `publicationDate` = '2018-09-26' WHERE `ColtQuestChapters`.`threadNumber` = 32980573;</text:p>
      <text:p text:style-name="P2">UPDATE `ColtQuestChapters` SET `publicationDate` = '2018-10-18' WHERE `ColtQuestChapters`.`threadNumber` = 33065492;</text:p>
      <text:p text:style-name="P2">UPDATE `ColtQuestChapters` SET `publicationDate` = '<text:span text:style-name="T16">20</text:span>18-11-23' WHERE `ColtQuestChapters`.`threadNumber` = 33211039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monospace" svg:font-family="monospace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46cm" style:type="center"/>
          <style:tab-stop style:position="18.89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.676cm" fo:margin-left="1.032cm" fo:margin-right="1.07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i</meta:initial-creator>
    <meta:editing-cycles>6</meta:editing-cycles>
    <meta:creation-date>2018-11-22T05:18:00</meta:creation-date>
    <dc:date>2018-12-05T14:18:49.038889890</dc:date>
    <meta:editing-duration>PT1H35M51S</meta:editing-duration>
    <meta:generator>LibreOffice/6.0.6.2$Linux_X86_64 LibreOffice_project/00m0$Build-2</meta:generator>
    <meta:document-statistic meta:table-count="0" meta:image-count="0" meta:object-count="0" meta:page-count="2" meta:paragraph-count="90" meta:word-count="900" meta:character-count="10441" meta:non-whitespace-character-count="9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